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_relative_to</text:p>
          </table:table-cell>
          <table:table-cell office:value-type="string" calcext:value-type="string">
            <text:p>Plunger_po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n_vol_condition</text:p>
          </table:table-cell>
          <table:table-cell office:value-type="string" calcext:value-type="string">
            <text:p>max_vol_condition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itially lowering the plung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xing in pl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xing in pla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xing in pl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xing in pla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xing in pl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xing in pla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ptaking from bottom, releasing to the to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ptaking from bottom, releasing to the t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ptaking from bottom, releasing to the to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ptaking from bottom, releasing to the to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ptaking from bottom, releasing to the to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ptaking from bottom, releasing to the 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9:39:15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00:26:49.160000000</meta:creation-date>
    <dc:date>2020-11-19T15:24:14.845000000</dc:date>
    <meta:editing-duration>PT12M53S</meta:editing-duration>
    <meta:editing-cycles>2</meta:editing-cycles>
    <meta:generator>LibreOffice/7.0.3.1$Windows_X86_64 LibreOffice_project/d7547858d014d4cf69878db179d326fc3483e082</meta:generator>
    <meta:document-statistic meta:table-count="1" meta:cell-count="140" meta:object-count="0"/>
  </office:meta>
</office:document-meta>
</file>